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list-style-name="LFO14" style:family="paragraph"/>
    <style:style style:name="T38" style:parent-style-name="Fonteparág.padrão" style:family="text">
      <style:text-properties style:font-name="Times New Roman"/>
    </style:style>
    <style:style style:name="P39" style:parent-style-name="Textbody" style:family="paragraph">
      <style:text-properties style:font-name="Times New Roman"/>
    </style:style>
    <style:style style:name="P40" style:parent-style-name="Textbody" style:family="paragraph">
      <style:text-properties style:font-name="Times New Roman" style:font-name-asian="Verdana" style:font-name-complex="Verdana"/>
    </style:style>
    <style:style style:name="P41" style:parent-style-name="Textbody" style:family="paragraph">
      <style:text-properties style:font-name="Times New Roman" style:font-name-asian="Verdana" style:font-name-complex="Verdana"/>
    </style:style>
    <style:style style:name="T42" style:parent-style-name="Fonteparág.padrão" style:family="text">
      <style:text-properties style:font-name="Times New Roman" style:font-name-asian="Verdana" style:font-name-complex="Verdana"/>
    </style:style>
    <style:style style:name="P43" style:parent-style-name="Textbody" style:family="paragraph">
      <style:text-properties style:font-name="Times New Roman" style:font-name-asian="Verdana" style:font-name-complex="Verdana"/>
    </style:style>
    <style:style style:name="T44" style:parent-style-name="Fonteparág.padrão" style:family="text">
      <style:text-properties style:font-name="Times New Roman" style:font-name-asian="Verdana" style:font-name-complex="Verdana"/>
    </style:style>
    <style:style style:name="T45" style:parent-style-name="Fonteparág.padrão" style:family="text">
      <style:text-properties style:font-name="Times New Roman" style:font-name-asian="Verdana" style:font-name-complex="Verdana"/>
    </style:style>
    <style:style style:name="T46" style:parent-style-name="Fonteparág.padrão" style:family="text">
      <style:text-properties style:font-name="Times New Roman" style:font-name-asian="Tahoma" style:font-name-complex="Tahoma"/>
    </style:style>
    <style:style style:name="P47" style:parent-style-name="Textbody" style:family="paragraph">
      <style:text-properties style:font-name="Times New Roman" style:font-name-asian="Tahoma" style:font-name-complex="Tahoma"/>
    </style:style>
    <style:style style:name="P48" style:parent-style-name="Textbody" style:family="paragraph">
      <style:text-properties style:font-name="Times New Roman" style:font-name-asian="Tahoma" style:font-name-complex="Tahoma"/>
    </style:style>
    <style:style style:name="P49" style:parent-style-name="Textbody" style:family="paragraph">
      <style:text-properties style:font-name="Times New Roman" style:font-name-asian="Tahoma" style:font-name-complex="Tahoma"/>
    </style:style>
    <style:style style:name="P50" style:parent-style-name="Textbody" style:family="paragraph">
      <style:text-properties style:font-name="Times New Roman" style:font-name-asian="Tahoma" style:font-name-complex="Tahoma"/>
    </style:style>
    <style:style style:name="P51" style:parent-style-name="Textbody" style:family="paragraph">
      <style:text-properties style:font-name="Times New Roman" style:font-name-asian="Tahoma" style:font-name-complex="Tahoma"/>
    </style:style>
    <style:style style:name="P52" style:parent-style-name="Textbody" style:family="paragraph">
      <style:text-properties style:font-name="Times New Roman" style:font-name-asian="Times New Roman" style:font-name-complex="Tahoma"/>
    </style:style>
    <style:style style:name="P53" style:parent-style-name="Textbody" style:family="paragraph">
      <style:text-properties style:font-name="Times New Roman" style:font-name-asian="Times New Roman" style:font-name-complex="Tahoma"/>
    </style:style>
    <style:style style:name="P54" style:parent-style-name="Textbody" style:family="paragraph">
      <style:text-properties style:font-name="Times New Roman" style:font-name-asian="Times New Roman" style:font-name-complex="Tahoma"/>
    </style:style>
    <style:style style:name="T55" style:parent-style-name="Fonteparág.padrão" style:family="text">
      <style:text-properties style:font-name="Times New Roman" style:font-name-asian="Tahoma" style:font-name-complex="Tahoma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T57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58" style:parent-style-name="Fonteparág.padrão" style:family="text">
      <style:text-properties style:font-name="Times New Roman" style:font-name-asian="Tahoma" style:font-name-complex="Tahoma"/>
    </style:style>
    <style:style style:name="T59" style:parent-style-name="Fonteparág.padrão" style:family="text">
      <style:text-properties style:font-name="Times New Roman" style:font-name-asian="Tahoma" style:font-name-complex="Tahoma"/>
    </style:style>
    <style:style style:name="P60" style:parent-style-name="Textbody" style:family="paragraph">
      <style:text-properties style:font-name="Times New Roman" style:font-name-asian="Times New Roman" style:font-name-complex="Tahoma"/>
    </style:style>
    <style:style style:name="P6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2" style:parent-style-name="Textbody" style:family="paragraph">
      <style:text-properties style:font-name="Times New Roman" style:font-name-asian="Times New Roman" style:font-name-complex="Tahoma"/>
    </style:style>
    <style:style style:name="P63" style:parent-style-name="Textbody" style:list-style-name="LFO14" style:family="paragraph"/>
    <style:style style:name="T64" style:parent-style-name="Fonteparág.padrão" style:family="text">
      <style:text-properties style:font-name="Times New Roman"/>
    </style:style>
    <style:style style:name="T65" style:parent-style-name="Fonteparág.padrão" style:family="text">
      <style:text-properties style:font-name="Times New Roman" style:font-name-asian="Times New Roman"/>
    </style:style>
    <style:style style:name="T66" style:parent-style-name="Fonteparág.padrão" style:family="text">
      <style:text-properties style:font-name="Times New Roman" style:font-name-asian="Times New Roman"/>
    </style:style>
    <style:style style:name="P67" style:parent-style-name="Textbody" style:list-style-name="LFO14" style:family="paragraph"/>
    <style:style style:name="T68" style:parent-style-name="Fonteparág.padrão" style:family="text">
      <style:text-properties style:font-name="Times New Roman"/>
    </style:style>
    <style:style style:name="T69" style:parent-style-name="Fonteparág.padrão" style:family="text">
      <style:text-properties style:font-name="Times New Roman" style:font-name-asian="Times New Roman"/>
    </style:style>
    <style:style style:name="P70" style:parent-style-name="Textbody" style:list-style-name="LFO14" style:family="paragraph"/>
    <style:style style:name="T71" style:parent-style-name="Fonteparág.padrão" style:family="text">
      <style:text-properties style:font-name="Times New Roman" style:font-name-asian="Times New Roman"/>
    </style:style>
    <style:style style:name="T72" style:parent-style-name="Fonteparág.padrão" style:family="text">
      <style:text-properties style:font-name="Times New Roman" style:font-name-asian="Tahoma" style:font-name-complex="Tahoma"/>
    </style:style>
    <style:style style:name="T73" style:parent-style-name="Fonteparág.padrão" style:family="text">
      <style:text-properties style:font-name="Times New Roman" style:font-name-asian="Times New Roman"/>
    </style:style>
    <style:style style:name="P74" style:parent-style-name="Textbody" style:list-style-name="LFO14" style:family="paragraph"/>
    <style:style style:name="T75" style:parent-style-name="Fonteparág.padrão" style:family="text">
      <style:text-properties style:font-name="Times New Roman" style:font-name-asian="Times New Roman"/>
    </style:style>
    <style:style style:name="T76" style:parent-style-name="Fonteparág.padrão" style:family="text">
      <style:text-properties style:font-name="Times New Roman" style:font-name-asian="Times New Roman"/>
    </style:style>
    <style:style style:name="P77" style:parent-style-name="Textbody" style:list-style-name="LFO14" style:family="paragraph">
      <style:text-properties style:font-name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fo:font-size="10pt" style:font-size-asian="10pt" style:font-size-complex="10pt"/>
    </style:style>
    <style:style style:name="T8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1" style:parent-style-name="Fonteparág.padrão" style:family="text">
      <style:text-properties style:font-name="Times New Roman" fo:font-size="10pt" style:font-size-asian="10pt" style:font-size-complex="10pt"/>
    </style:style>
    <style:style style:name="T82" style:parent-style-name="Fonteparág.padrão" style:family="text">
      <style:text-properties style:font-name="Times New Roman" fo:font-size="10pt" style:font-size-asian="10pt" style:font-size-complex="10pt"/>
    </style:style>
    <style:style style:name="P83" style:parent-style-name="Standard" style:family="paragraph">
      <style:text-properties style:font-name="Times New Roman" fo:font-size="10pt" style:font-size-asian="10pt" style:font-size-complex="10pt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T85" style:parent-style-name="Fonteparág.padrão" style:family="text">
      <style:text-properties style:font-name="Times New Roman" fo:font-size="10pt" style:font-size-asian="10pt" style:font-size-complex="10pt"/>
    </style:style>
    <style:style style:name="P86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87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88" style:parent-style-name="Standard" style:list-style-name="LFO15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89" style:parent-style-name="Standard" style:family="paragraph">
      <style:paragraph-properties fo:margin-left="0.7395in">
        <style:tab-stops/>
      </style:paragraph-properties>
      <style:text-properties style:font-name="Times New Roman" fo:font-size="10pt" style:font-size-asian="10pt" style:font-size-complex="10pt"/>
    </style:style>
    <style:style style:name="T9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1" style:parent-style-name="Fonteparág.padrão" style:family="text">
      <style:text-properties style:font-name="Times New Roman" fo:font-size="10pt" style:font-size-asian="10pt" style:font-size-complex="10pt"/>
    </style:style>
    <style:style style:name="P92" style:parent-style-name="Standard" style:family="paragraph">
      <style:text-properties style:font-name="Times New Roman" fo:font-size="10pt" style:font-size-asian="10pt" style:font-size-complex="10pt"/>
    </style:style>
    <style:style style:name="P93" style:parent-style-name="Standard" style:family="paragraph">
      <style:text-properties style:font-name="Times New Roman" fo:font-size="10pt" style:font-size-asian="10pt" style:font-size-complex="10pt"/>
    </style:style>
    <style:style style:name="P94" style:parent-style-name="Standard" style:family="paragraph">
      <style:text-properties style:font-name="Times New Roman" fo:font-size="10pt" style:font-size-asian="10pt" style:font-size-complex="10pt"/>
    </style:style>
    <style:style style:name="P95" style:parent-style-name="Standard" style:family="paragraph">
      <style:text-properties style:font-name="Times New Roman" fo:font-size="10pt" style:font-size-asian="10pt" style:font-size-complex="10pt"/>
    </style:style>
    <style:style style:name="P96" style:parent-style-name="Standard" style:family="paragraph">
      <style:text-properties style:font-name="Times New Roman" fo:font-size="10pt" style:font-size-asian="10pt" style:font-size-complex="10pt"/>
    </style:style>
    <style:style style:name="T97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8" style:parent-style-name="Fonteparág.padrão" style:family="text">
      <style:text-properties style:font-name="Times New Roman" fo:font-size="10pt" style:font-size-asian="10pt" style:font-size-complex="10pt"/>
    </style:style>
    <style:style style:name="T9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00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4" style:parent-style-name="Standard" style:family="paragraph">
      <style:text-properties style:font-name="Times New Roman" fo:font-size="10pt" style:font-size-asian="10pt" style:font-size-complex="10pt"/>
    </style:style>
    <style:style style:name="P105" style:parent-style-name="Standard" style:family="paragraph">
      <style:text-properties style:font-name="Times New Roman" fo:font-size="10pt" style:font-size-asian="10pt" style:font-size-complex="10pt"/>
    </style:style>
    <style:style style:name="P106" style:parent-style-name="Standard" style:family="paragraph">
      <style:text-properties style:font-name="Times New Roman" fo:font-size="10pt" style:font-size-asian="10pt" style:font-size-complex="10pt"/>
    </style:style>
    <style:style style:name="P107" style:parent-style-name="Standard" style:family="paragraph">
      <style:text-properties style:font-name="Times New Roman" fo:font-size="10pt" style:font-size-asian="10pt" style:font-size-complex="10pt"/>
    </style:style>
    <style:style style:name="P108" style:parent-style-name="Standard" style:family="paragraph">
      <style:text-properties style:font-name="Times New Roman" fo:font-size="10pt" style:font-size-asian="10pt" style:font-size-complex="10pt"/>
    </style:style>
    <style:style style:name="P10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10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1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2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4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5" style:parent-style-name="Fonteparág.padrão" style:family="text">
      <style:text-properties style:font-name="Times New Roman" fo:font-size="10pt" style:font-size-asian="10pt" style:font-size-complex="10pt"/>
    </style:style>
    <style:style style:name="P116" style:parent-style-name="Standard" style:family="paragraph">
      <style:text-properties style:font-name="Times New Roman" fo:font-size="10pt" style:font-size-asian="10pt" style:font-size-complex="10pt"/>
    </style:style>
    <style:style style:name="P117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0" style:parent-style-name="Fonteparág.padrão" style:family="text">
      <style:text-properties style:font-name="Times New Roman" fo:font-size="10pt" style:font-size-asian="10pt" style:font-size-complex="10pt"/>
    </style:style>
    <style:style style:name="P121" style:parent-style-name="Standard" style:family="paragraph">
      <style:text-properties style:font-name="Times New Roman" fo:font-size="10pt" style:font-size-asian="10pt" style:font-size-complex="10pt"/>
    </style:style>
    <style:style style:name="P122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23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4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5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6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7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8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29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30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31" style:parent-style-name="Standard" style:family="paragraph">
      <style:paragraph-properties fo:text-align="justify"/>
    </style:style>
    <style:style style:name="T132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5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2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5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5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9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3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6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 fo:text-align="justify"/>
    </style:style>
    <style:style style:name="T17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Tahoma" style:font-name-complex="Times New Roman" fo:color="#000000" fo:font-size="10pt" style:font-size-asian="10pt" style:font-size-complex="10pt"/>
    </style:style>
    <style:style style:name="T175" style:parent-style-name="Fonteparág.padrão" style:family="text">
      <style:text-properties style:font-name="Times New Roman" style:font-name-asian="Tahoma" style:font-name-complex="Times New Roman" fo:color="#000000" fo:font-size="10pt" style:font-size-asian="10pt" style:font-size-complex="10pt"/>
    </style:style>
    <style:style style:name="T176" style:parent-style-name="Fonteparág.padrão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177" style:parent-style-name="Fonteparág.padrão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1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2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184" style:parent-style-name="Standard" style:family="paragraph">
      <style:paragraph-properties fo:margin-left="1.5277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16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7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8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9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20" style:parent-style-name="Standard" style:family="paragraph">
      <style:paragraph-properties fo:margin-left="0.75in">
        <style:tab-stops/>
      </style:paragraph-properties>
    </style:style>
    <style:style style:name="T22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223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6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8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39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0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1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text-properties style:font-name="Times New Roman" fo:font-size="10pt" style:font-size-asian="10pt" style:font-size-complex="10pt"/>
    </style:style>
    <style:style style:name="P247" style:parent-style-name="Standard" style:family="paragraph">
      <style:text-properties style:font-name="Times New Roman" fo:font-size="10pt" style:font-size-asian="10pt" style:font-size-complex="10pt"/>
    </style:style>
    <style:style style:name="P248" style:parent-style-name="Standard" style:family="paragraph">
      <style:text-properties style:font-name="Times New Roman" fo:font-size="10pt" style:font-size-asian="10pt" style:font-size-complex="10pt"/>
    </style:style>
    <style:style style:name="P249" style:parent-style-name="Standard" style:family="paragraph">
      <style:text-properties style:font-name="Times New Roman" fo:font-size="10pt" style:font-size-asian="10pt" style:font-size-complex="10pt"/>
    </style:style>
    <style:style style:name="P250" style:parent-style-name="Standard" style:family="paragraph">
      <style:text-properties style:font-name="Times New Roman" fo:font-size="10pt" style:font-size-asian="10pt" style:font-size-complex="10pt"/>
    </style:style>
    <style:style style:name="P251" style:parent-style-name="Standard" style:family="paragraph">
      <style:text-properties style:font-name="Times New Roman" fo:font-size="10pt" style:font-size-asian="10pt" style:font-size-complex="10pt"/>
    </style:style>
    <style:style style:name="P252" style:parent-style-name="Standard" style:family="paragraph">
      <style:text-properties style:font-name="Times New Roman" fo:font-size="10pt" style:font-size-asian="10pt" style:font-size-complex="10pt"/>
    </style:style>
    <style:style style:name="P253" style:parent-style-name="Standard" style:family="paragraph">
      <style:text-properties style:font-name="Times New Roman" fo:font-size="10pt" style:font-size-asian="10pt" style:font-size-complex="10pt"/>
    </style:style>
    <style:style style:name="P254" style:parent-style-name="Standard" style:family="paragraph">
      <style:text-properties style:font-name="Times New Roman" fo:font-size="10pt" style:font-size-asian="10pt" style:font-size-complex="10pt"/>
    </style:style>
    <style:style style:name="P255" style:parent-style-name="Standard" style:family="paragraph">
      <style:text-properties style:font-name="Times New Roman" fo:font-size="10pt" style:font-size-asian="10pt" style:font-size-complex="10pt"/>
    </style:style>
    <style:style style:name="P256" style:parent-style-name="Standard" style:family="paragraph">
      <style:text-properties style:font-name="Times New Roman" fo:font-size="10pt" style:font-size-asian="10pt" style:font-size-complex="10pt"/>
    </style:style>
    <style:style style:name="P257" style:parent-style-name="Standard" style:family="paragraph">
      <style:text-properties style:font-name="Times New Roman" fo:font-size="10pt" style:font-size-asian="10pt" style:font-size-complex="10pt"/>
    </style:style>
    <style:style style:name="P258" style:parent-style-name="Standard" style:family="paragraph">
      <style:text-properties style:font-name="Times New Roman" fo:font-size="10pt" style:font-size-asian="10pt" style:font-size-complex="10pt"/>
    </style:style>
    <style:style style:name="P259" style:parent-style-name="Standard" style:family="paragraph">
      <style:text-properties style:font-name="Times New Roman" fo:font-size="10pt" style:font-size-asian="10pt" style:font-size-complex="10pt"/>
    </style:style>
    <style:style style:name="P260" style:parent-style-name="Standard" style:family="paragraph">
      <style:text-properties style:font-name="Times New Roman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/>
    </style:style>
    <style:style style:name="T2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68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T269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P2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1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2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3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4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 fo:margin-left="0.0277in">
        <style:tab-stops/>
      </style:paragraph-properties>
    </style:style>
    <style:style style:name="T28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 fo:margin-left="0.0277in">
        <style:tab-stops/>
      </style:paragraph-properties>
    </style:style>
    <style:style style:name="T2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 fo:margin-left="0.0277in">
        <style:tab-stops/>
      </style:paragraph-properties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0277in">
        <style:tab-stops/>
      </style:paragraph-properties>
    </style:style>
    <style:style style:name="T3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0277in">
        <style:tab-stops/>
      </style:paragraph-properties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</style:style>
    <style:style style:name="T36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6" style:parent-style-name="Fonteparág.padrão" style:family="text">
      <style:text-properties style:font-name="Times New Roman"/>
    </style:style>
    <style:style style:name="P42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2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2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7" style:parent-style-name="Fonteparág.padrão" style:family="text">
      <style:text-properties style:font-name-asian="Wingdings 2" style:font-name-complex="Wingdings 2"/>
    </style:style>
    <style:style style:name="T528" style:parent-style-name="Fonteparág.padrão" style:family="text">
      <style:text-properties style:font-name-asian="Wingdings 2" style:font-name-complex="Wingdings 2"/>
    </style:style>
    <style:style style:name="T52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5" style:parent-style-name="Standard" style:family="paragraph">
      <style:text-properties style:font-name="Times New Roman" fo:font-size="10pt" style:font-size-asian="10pt" style:font-size-complex="10pt"/>
    </style:style>
    <style:style style:name="P546" style:parent-style-name="Standard" style:family="paragraph">
      <style:text-properties style:font-name="Times New Roman" fo:font-size="10pt" style:font-size-asian="10pt" style:font-size-complex="10pt"/>
    </style:style>
    <style:style style:name="T54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style:font-name="Times New Roman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P559" style:parent-style-name="Standard" style:family="paragraph">
      <style:text-properties style:font-name="Times New Roman" fo:font-size="10pt" style:font-size-asian="10pt" style:font-size-complex="10pt"/>
    </style:style>
    <style:style style:name="P560" style:parent-style-name="Standard" style:family="paragraph">
      <style:text-properties style:font-name="Times New Roman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3" style:parent-style-name="Standard" style:family="paragraph">
      <style:text-properties style:font-name="Times New Roman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P572" style:parent-style-name="Standard" style:family="paragraph">
      <style:text-properties style:font-name="Times New Roman" fo:font-size="10pt" style:font-size-asian="10pt" style:font-size-complex="10pt"/>
    </style:style>
    <style:style style:name="P573" style:parent-style-name="Standard" style:family="paragraph">
      <style:text-properties style:font-name="Times New Roman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4" style:parent-style-name="Standard" style:family="paragraph">
      <style:text-properties style:font-name="Times New Roman" fo:font-size="10pt" style:font-size-asian="10pt" style:font-size-complex="10pt"/>
    </style:style>
    <style:style style:name="P585" style:parent-style-name="Standard" style:family="paragraph">
      <style:text-properties style:font-name="Times New Roman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9" style:parent-style-name="Standard" style:family="paragraph">
      <style:text-properties style:font-name="Times New Roman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T59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4" style:parent-style-name="Standard" style:family="paragraph">
      <style:paragraph-properties>
        <style:tab-stops>
          <style:tab-stop style:type="left" style:position="1.0138in"/>
        </style:tab-stops>
      </style:paragraph-properties>
    </style:style>
    <style:style style:name="T595" style:parent-style-name="Fonteparág.padrão" style:family="text">
      <style:text-properties style:font-name="Times New Roman" fo:font-size="10pt" style:font-size-asian="10pt" style:font-size-complex="10pt"/>
    </style:style>
    <style:style style:name="P59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1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2" style:parent-style-name="Fonteparág.padrão" style:family="text">
      <style:text-properties style:font-name="Times New Roman" fo:font-size="10pt" style:font-size-asian="10pt" style:font-size-complex="10pt"/>
    </style:style>
    <style:style style:name="T603" style:parent-style-name="Fonteparág.padrão" style:family="text">
      <style:text-properties style:font-name="Times New Roman" fo:font-size="10pt" style:font-size-asian="10pt" style:font-size-complex="10pt"/>
    </style:style>
    <style:style style:name="T604" style:parent-style-name="Fonteparág.padrão" style:family="text">
      <style:text-properties style:font-name="Times New Roman" fo:font-size="10pt" style:font-size-asian="10pt" style:font-size-complex="10pt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P606" style:parent-style-name="Standard" style:family="paragraph">
      <style:text-properties style:font-name="Times New Roman" fo:font-size="10pt" style:font-size-asian="10pt" style:font-size-complex="10pt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9" style:parent-style-name="Standard" style:family="paragraph">
      <style:paragraph-properties fo:text-align="justify"/>
    </style:style>
    <style:style style:name="T6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color="#2323DC" fo:font-size="10pt" style:font-size-asian="10pt" style:font-size-complex="10pt"/>
    </style:style>
    <style:style style:name="P6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6" style:parent-style-name="Standard" style:family="paragraph">
      <style:text-properties style:font-name="Times New Roman"/>
    </style:style>
    <style:style style:name="P657" style:parent-style-name="Standard" style:family="paragraph">
      <style:text-properties style:font-name="Times New Roman"/>
    </style:style>
  </office:automatic-styles>
  <office:body>
    <office:text text:use-soft-page-breaks="true">
      <text:p text:style-name="P1">Memória Virtual<text:line-break/>Caso de Uso: Cadastrar Bem Patrimonial</text:p>
      <text:p text:style-name="P34"/>
      <text:h text:style-name="Título1" text:outline-level="1">Breve Descrição</text:h>
      <text:p text:style-name="P35">Este caso de uso permite que um novo bem patrimonial seja cadastrado no sistema. Bens catalogados devem ser<text:s/>registrados no banco de dados do sistema e à eles <text:s/>associados os usuários que fizeram a catalogação. Também é possível associar o bem catalogado com outro já existente na base de dados.</text:p>
      <text:h text:style-name="Título1" text:outline-level="1">Breve Descrição dos Atores</text:h>
      <text:h text:style-name="Título2" text:outline-level="2">Catalogador – Cadastra, Edita e Exclui Bens<text:s/>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list text:style-name="LFO14" text:continue-numbering="true">
        <text:list-item>
          <text:p text:style-name="P37"><text:span text:style-name="T38">O caso de uso começa quando o catalogador seleciona a opção “Cadastrar Bem Patrimonial” e o sistema exibe uma tela com os seguintes campos <text:s/>e opções:</text:span></text:p>
        </text:list-item>
      </text:list>
      <text:p text:style-name="P39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0">- Informações Gerais do Bem Patrimonial</text:p>
      <text:p text:style-name="P41">- Autoria</text:p>
      <text:p text:style-name="Textbody"><text:span text:style-name="T42">- Produção</text:span></text:p>
      <text:p text:style-name="P43">- Descrição</text:p>
      <text:p text:style-name="Textbody"><text:span text:style-name="T44">- Diagnóstico e Intervenção</text:span></text:p>
      <text:p text:style-name="Textbody"><text:span text:style-name="T45">-</text:span><text:span text:style-name="T46"><text:s/>Condições de disponibilidade, uso e proteção</text:span></text:p>
      <text:p text:style-name="P47">- Histórico da Procedência</text:p>
      <text:p text:style-name="P48">- Assunto e Descritores</text:p>
      <text:p text:style-name="P49">- Fonte de Informação</text:p>
      <text:p text:style-name="P50">- Responsável pela Pesquisa</text:p>
      <text:p text:style-name="P51">- Relacionar<text:s/>com Bem Patrimonial existente</text:p>
      <text:p text:style-name="P52">- campo “Revisado” do tipo “checkbox”. Esse campo deve ser marcado caso o bem patrimoninal esteja revisado e disponível para visualização.</text:p>
      <text:p text:style-name="P53">- campo “Auto Save” do tipo “checkbox”. Esse campo deve ser marcado pelo próprio usuário caso ele queira que as informações digitadas seja salva automaticamente a cada 10 segundos.</text:p>
      <text:p text:style-name="P54"/>
      <text:soft-page-break/>
      <text:p text:style-name="Textbody"><text:span text:style-name="T55">Estes Campos – exceto o “Instituição”, que é uma lista – devem ser implementados de forma que o usuário possa escolher quais informações deseja cadastrar. Ao sel</text:span><text:span text:style-name="T56">ecionar um campo, o sistema deve mostrar todos os campos editáveis relacionados. Pode ser que haja um menu secundário dentro de um campo, devendo funcionar da mesma forma. A descrição dos Campos acima, juntamente com seu conteúdo estão listadas na<text:s/></text:span><text:span text:style-name="T57">Seção I</text:span><text:span text:style-name="T58"><text:s/></text:span><text:span text:style-name="T59">deste documento.</text:span></text:p>
      <text:p text:style-name="P60">- os botões “Salvar” e “Cancelar”</text:p>
      <text:p text:style-name="P61">A opção de relacionar este Bem Patrimonial com outros, <text:s/>no caso em que ela é selecionada é tratada no Fluxo Alternativo 4</text:p>
      <text:p text:style-name="P62">- e os botões “Salvar” e “Cancelar”</text:p>
      <text:list text:style-name="LFO14" text:continue-numbering="true">
        <text:list-item>
          <text:p text:style-name="P63"><text:span text:style-name="T64">Após preencher todos<text:s/></text:span><text:span text:style-name="T65">os dados desejados, o usuá</text:span><text:span text:style-name="T66">rio confirma a operação, selecionando a opção “Salvar”.<text:s/></text:span></text:p>
        </text:list-item>
        <text:list-item>
          <text:p text:style-name="P67"><text:span text:style-name="T68">O sistema Salva o registro e exibe mensagem<text:s/></text:span><text:span text:style-name="T69">“Bem Patrimonial cadastrado com sucesso”</text:span></text:p>
        </text:list-item>
        <text:list-item>
          <text:p text:style-name="P70"><text:span text:style-name="T71">O Sistema exibirá a tela para o usuário preencher ou não o item de<text:s/></text:span><text:span text:style-name="T72">Audiovisual</text:span><text:span text:style-name="T73"><text:s/></text:span></text:p>
        </text:list-item>
        <text:list-item>
          <text:p text:style-name="P74"><text:span text:style-name="T75">O usuário seleciona a opção “Salva</text:span><text:span text:style-name="T76">r”</text:span></text:p>
        </text:list-item>
        <text:list-item>
          <text:p text:style-name="P77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Standard"><text:span text:style-name="T78"><text:tab/></text:span><text:span text:style-name="T79">Se no<text:s/></text:span><text:span text:style-name="T80">Fluxo Básico</text:span><text:span text:style-name="T81"><text:s/>a qualquer momento o usuário selecionar a opção “Cancelar”</text:span></text:p>
      <text:p text:style-name="Standard"><text:span text:style-name="T82">O sistema retorna à página inicial e o caso de uso termina.</text:span></text:p>
      <text:p text:style-name="P83"/>
      <text:h text:style-name="Título2" text:outline-level="2">Fluxo Alternativo 2</text:h>
      <text:p text:style-name="Standard"><text:tab/><text:span text:style-name="T84">Se no passo 2 do Fluxo Básico</text:span><text:span text:style-name="T85"><text:s/>o catalogador clica em "Salvar” sem ter preenchido ou selecionado todos os campos obrigatórios, então:</text:span></text:p>
      <text:p text:style-name="P86"><text:s/>1.<text:s/><text:tab/><text:s/>O sistema exibe a mensagem:</text:p>
      <text:p text:style-name="P87">a. “O campo &lt;nome do campo&gt; não foi preenchido”;</text:p>
      <text:list text:style-name="LFO15" text:continue-numbering="true">
        <text:list-item>
          <text:p text:style-name="P88">O caso de uso retorna ao passo 1 do fluxo básico.</text:p>
        </text:list-item>
      </text:list>
      <text:p text:style-name="P89"/>
      <text:h text:style-name="Título2" text:outline-level="2">Fluxo Alternativo<text:s/>3</text:h>
      <text:p text:style-name="Standard"><text:span text:style-name="T90"><text:tab/></text:span><text:span text:style-name="T91">Se no passo 2 do Fluxo Básico o catalogador clicar em “Salvar” tendo inserido um número de registro já existente para aquela instituição, então:</text:span></text:p>
      <text:p text:style-name="P92"><text:tab/>1. O sistema exibe mensagem:</text:p>
      <text:p text:style-name="P93"><text:tab/><text:tab/>a. “Número de Registro já Cadastrado”</text:p>
      <text:p text:style-name="P94"/>
      <text:p text:style-name="P95"><text:tab/>2. O caso de uso retorna ao passo 1<text:s/>do fluxo básico.</text:p>
      <text:p text:style-name="P96"/>
      <text:h text:style-name="Título2" text:outline-level="2">Fluxo Alternativo 4</text:h>
      <text:p text:style-name="Standard"><text:span text:style-name="T97"><text:tab/></text:span><text:span text:style-name="T98">Caso o usuário selecione “<text:s/></text:span><text:span text:style-name="T99">Relacionar com Bem Patrimonial existente” o sistema deve exibir:</text:span></text:p>
      <text:p text:style-name="P100"><text:tab/><text:tab/>- campo título principal: <text:s/>Campo em ordem alfabética, auto-completável, com a lista de possíveis sugestões para o título principal que está sendo inserido.</text:p>
      <text:p text:style-name="P101"><text:tab/><text:tab/>- opção para relacionar o Bem Patrimonial com outros Bens: Esta opção pode ser selecionada quantas vezes for necessária, e, a cada vez, adicionando um novo campo título.</text:p>
      <text:p text:style-name="P102"><text:tab/><text:tab/>-opção “Salvar” para salvar a alteração.</text:p>
      <text:p text:style-name="P103"/>
      <text:h text:style-name="Título2" text:outline-level="2">Fluxo Alternativo 5</text:h>
      <text:p text:style-name="P104">Se no passo 2 do Fluxo Básico o catalogador inseriu mais de um título para o bem patrimonial e clicar em “Salvar” e algum dos títulos inseridos seja igual a outro já inserido para o mesmo bem patrimonial , então:</text:p>
      <text:p text:style-name="P105">1. O sistema exibe mensagem:</text:p>
      <text:soft-page-break/>
      <text:p text:style-name="P106"><text:tab/><text:tab/>a. “Não são permitidos títulos repetidos”</text:p>
      <text:p text:style-name="P107">2. O caso de uso retorna ao passo 1 do fluxo básico.</text:p>
      <text:p text:style-name="P108"/>
      <text:p text:style-name="P109">Fluxo Alternativo 6</text:p>
      <text:p text:style-name="P110">Se no passo 1 do Fluxo Básico, o usuário possuir nível de catalogador ou inferior, e a Instituição necessite de Revisão:</text:p>
      <text:p text:style-name="P111"><text:tab/>1. O campo “Revisado” deve aparecer desabilitado para marcação e com a última marcação feita pelo revisor.</text:p>
      <text:p text:style-name="P112"/>
      <text:p text:style-name="P113">Fluxo Alternativo 7</text:p>
      <text:p text:style-name="Standard"><text:span text:style-name="T114"><text:tab/></text:span><text:span text:style-name="T115">Se no passo 1 do Fluxo Básico, a Instituição não precise de Revisão:</text:span></text:p>
      <text:p text:style-name="P116"><text:tab/><text:tab/>1. O campo “Revisado” deve aparecer desabilitado para marcação e checado<text:s/>como revisado.</text:p>
      <text:p text:style-name="P117"/>
      <text:p text:style-name="P118">Fluxo Alternativo 8</text:p>
      <text:p text:style-name="Standard"><text:span text:style-name="T119"><text:tab/></text:span><text:span text:style-name="T120">Se no passo 5 do Fluxo Básico, a Usuário clicar em “Cancelar”:</text:span></text:p>
      <text:p text:style-name="P121"><text:tab/><text:tab/>1. É cancelado apenas o Audiovisual incluído naquele momento, o Bem Patrimonial deverá continuar salvo no Sistema.</text:p>
      <text:p text:style-name="P122"/>
      <text:h text:style-name="Título1" text:outline-level="1">Pós-condições</text:h>
      <text:list text:style-name="LFO16" text:continue-numbering="true">
        <text:list-item>
          <text:list>
            <text:list-item>
              <text:p text:style-name="P123">Fluxo Básico: Um novo bem patrimonial está cadastrado no banco de dados do sistema.</text:p>
            </text:list-item>
            <text:list-item>
              <text:p text:style-name="P124">Fluxo Alternativo 1: Não há mudanças no banco de dados do sistema.</text:p>
            </text:list-item>
            <text:list-item>
              <text:p text:style-name="P125">Fluxo Alternativo 2: O cadastro do bem patrimonial está pendente.</text:p>
            </text:list-item>
            <text:list-item>
              <text:p text:style-name="P126">Fluxo Alternativo 3: Não há mudanças no banco de dados do sistema.</text:p>
            </text:list-item>
            <text:list-item>
              <text:p text:style-name="P127">Fluxo Alternativo 4: Um novo bem patrimonial está cadastrado no banco de dados do sistema.</text:p>
            </text:list-item>
            <text:list-item>
              <text:p text:style-name="P128">Fluxo Alternativo 5: O cadastro do bem patrimonial está pendente.</text:p>
            </text:list-item>
            <text:list-item>
              <text:p text:style-name="P129">Fluxo Alternativo 6: Não há mudanças no banco de dados do sistema.</text:p>
            </text:list-item>
            <text:list-item>
              <text:p text:style-name="P130">Fluxo Alternativo 7: Não há<text:s/>mudanças no banco de dados do sistema.</text:p>
            </text:list-item>
          </text:list>
        </text:list-item>
      </text:list>
      <text:h text:style-name="Título2" text:outline-level="2"/>
      <text:h text:style-name="Título1" text:outline-level="1">Seção I</text:h>
      <text:p text:style-name="P131"><text:span text:style-name="T132">Esta seção contém atributos componentes do Padrão de Descrição da Informação<text:s/></text:span><text:span text:style-name="T133">referente à estrutura da base de dados do Sistema Memória Virtual.</text:span></text:p>
      <text:p text:style-name="P134"/>
      <text:list text:style-name="LFO17" text:continue-numbering="true">
        <text:list-item>
          <text:p text:style-name="P135">Informações Gerais do Bem Patrimonial</text:p>
        </text:list-item>
      </text:list>
      <text:p text:style-name="P136"/>
      <text:p text:style-name="P137"><text:tab/>1.1<text:tab/>Disponibilização para acesso externo</text:p>
      <text:p text:style-name="P138"><text:tab/><text:tab/>Tipo checkbox – Sim – Não</text:p>
      <text:p text:style-name="P139"/>
      <text:p text:style-name="P140">1.2<text:tab/>Natureza do Bem Patrimonial</text:p>
      <text:p text:style-name="P141">Tipo checkbox – Imaterial – Material</text:p>
      <text:p text:style-name="P142"/>
      <text:p text:style-name="P143"><text:tab/><text:tab/>1.2.1 Natureza do Bem Imaterial</text:p>
      <text:p text:style-name="P144"/>
      <text:p text:style-name="P145"><text:tab/><text:tab/><text:s/>Celebrações, Práticas Sociais, Rituais e Atos Festivos</text:p>
      <text:p text:style-name="P146"><text:tab/><text:tab/>Conhecimentos e Práticas Relacionados ao<text:s/>Trabalho e à Natureza</text:p>
      <text:p text:style-name="P147"><text:tab/><text:tab/><text:s/>Técnicas Artesanais Tradicionais</text:p>
      <text:p text:style-name="P148"><text:tab/><text:tab/><text:s/>Tradições e Expressões orais</text:p>
      <text:p text:style-name="P149"><text:tab/></text:p>
      <text:p text:style-name="P150"><text:tab/>1.2.2 Natureza do Bem Material</text:p>
      <text:p text:style-name="P151"/>
      <text:p text:style-name="P152"><text:span text:style-name="T153"><text:tab/></text:span><text:span text:style-name="T154">Arqueologico</text:span></text:p>
      <text:soft-page-break/>
      <text:p text:style-name="P155"><text:span text:style-name="T156"><text:tab/></text:span><text:span text:style-name="T157">Arquivístico</text:span></text:p>
      <text:p text:style-name="P158"><text:tab/>Audiovisual</text:p>
      <text:p text:style-name="P159"><text:span text:style-name="T160"><text:tab/></text:span><text:span text:style-name="T161">Bibliográfico</text:span></text:p>
      <text:p text:style-name="P162"><text:tab/>Edificado</text:p>
      <text:p text:style-name="P163"><text:span text:style-name="T164"><text:tab/></text:span><text:span text:style-name="T165">Móvel E Integrado</text:span></text:p>
      <text:p text:style-name="P166"><text:tab/>Paisagístico</text:p>
      <text:p text:style-name="P167"/>
      <text:p text:style-name="P168">1.3<text:tab/>Tipo do Bem Patrimonial</text:p>
      <text:p text:style-name="P169">Constituído por lista em ordem alfabética, com as opções listadas na Natureza do Bem Patrimonial.</text:p>
      <text:p text:style-name="P170"/>
      <text:p text:style-name="P171">1.4<text:tab/>Número de Registro</text:p>
      <text:p text:style-name="P172"><text:span text:style-name="T173">O usuário entra com um número de registro para o Bem Patrimonial. O sistema deve verificar se esse número<text:s/></text:span><text:span text:style-name="T174">é único dentro da Instituição.</text:span><text:span text:style-name="T175"><text:s/></text:span><text:span text:style-name="T176">Esse campo deve aceitar uma combinação de letras e números</text:span><text:span text:style-name="T177">.</text:span></text:p>
      <text:p text:style-name="P178"/>
      <text:p text:style-name="P179">1.5<text:tab/>Título</text:p>
      <text:p text:style-name="P180">- Campo Editável para o título (A lista de títulos deve possuir, obrigatoriamente, ao menos um título principal)</text:p>
      <text:p text:style-name="P181">- Campo Título Principal (tipo texto)</text:p>
      <text:p text:style-name="P182">- Campo Títulos Adicionais:</text:p>
      <text:p text:style-name="P183">Opção para adicionar novo título:</text:p>
      <text:p text:style-name="P184"><text:tab/>Ao selecionar essa opção, o sistema deve repetir os mesmos campos ,<text:s/><text:tab/>para que seja cadastrado um novo título, pois pode ser mais de um.</text:p>
      <text:p text:style-name="P185"><text:tab/></text:p>
      <text:p text:style-name="P186">Lista - <text:s/>Tipo do título, <text:s/>em ordem alfabética <text:s/>com as seguintes opções:</text:p>
      <text:p text:style-name="P187">Principal</text:p>
      <text:p text:style-name="Standard"><text:span text:style-name="T188"><text:tab/></text:span><text:span text:style-name="T189"><text:tab/></text:span><text:span text:style-name="T190"><text:tab/></text:span><text:span text:style-name="T191">Equivalente</text:span></text:p>
      <text:p text:style-name="Standard"><text:span text:style-name="T192"><text:tab/></text:span><text:span text:style-name="T193"><text:tab/></text:span><text:span text:style-name="T194"><text:tab/></text:span><text:span text:style-name="T195">Atribuído</text:span></text:p>
      <text:p text:style-name="Standard"><text:span text:style-name="T196"><text:tab/></text:span><text:span text:style-name="T197"><text:tab/></text:span><text:span text:style-name="T198"><text:tab/></text:span><text:span text:style-name="T199">Sub-titulo</text:span></text:p>
      <text:p text:style-name="Standard"><text:span text:style-name="T200"><text:tab/></text:span><text:span text:style-name="T201"><text:tab/></text:span><text:span text:style-name="T202"><text:tab/></text:span><text:span text:style-name="T203">Titulo anterior</text:span></text:p>
      <text:p text:style-name="Standard"><text:span text:style-name="T204"><text:tab/></text:span><text:span text:style-name="T205"><text:tab/></text:span><text:span text:style-name="T206"><text:tab/></text:span><text:span text:style-name="T207">Titulo posterior</text:span></text:p>
      <text:p text:style-name="Standard"><text:span text:style-name="T208"><text:tab/></text:span><text:span text:style-name="T209"><text:tab/></text:span><text:span text:style-name="T210"><text:tab/></text:span><text:span text:style-name="T211">Titulo do suplemento</text:span></text:p>
      <text:p text:style-name="Standard"><text:span text:style-name="T212"><text:tab/></text:span><text:span text:style-name="T213"><text:tab/></text:span><text:span text:style-name="T214"><text:tab/></text:span><text:span text:style-name="T215">Titulo correlato</text:span></text:p>
      <text:p text:style-name="P216"/>
      <text:p text:style-name="P217">Campo Nome do Título (tipo texto, adicionado se a opção de adicionar novo título for selecionada)</text:p>
      <text:p text:style-name="P218"/>
      <text:p text:style-name="P219"><text:tab/><text:tab/></text:p>
      <text:p text:style-name="P220"><text:span text:style-name="T221"><text:tab/>-Opção “Complemento”:<text:s/></text:span><text:span text:style-name="T222">Campo Editável;</text:span></text:p>
      <text:p text:style-name="P223"/>
      <text:p text:style-name="P224">1.6<text:tab/>Coleção, Fundo, Conjunto, Família/Espécie</text:p>
      <text:p text:style-name="P225">-Campo<text:s/>para o nome da coleção à que pertence o item, conforme organização da instituição.</text:p>
      <text:p text:style-name="P226"/>
      <text:p text:style-name="P227">1.7<text:tab/>Localização Física Específica</text:p>
      <text:p text:style-name="P228">-Campo Editável para localização física do bem patrimonial no acervo</text:p>
      <text:p text:style-name="P229"/>
      <text:p text:style-name="P230">1.8 <text:s/>Coordenadas Geográficas</text:p>
      <text:p text:style-name="P231">-Latitude</text:p>
      <text:p text:style-name="P232">No Formato XXº XX' XX”</text:p>
      <text:p text:style-name="P233">-Longitude</text:p>
      <text:p text:style-name="P234">No Formato XXº XX' XX”</text:p>
      <text:p text:style-name="P235"/>
      <text:list text:style-name="LFO17" text:continue-numbering="true">
        <text:list-item>
          <text:p text:style-name="P236">Autoria</text:p>
        </text:list-item>
      </text:list>
      <text:p text:style-name="P237"/>
      <text:p text:style-name="P238"><text:tab/>Campo em ordem alfabética, auto-completável, com a lista de autores já cadastrados<text:s/><text:soft-page-break/>conforme caso de uso de Cadastro de Autoria e opção para cadastrar novo autor. Ao selecionar cadastrar novo autor, o usuário deve ser<text:s/>levado para o cadastro de autoria, porém, sem perder o cadastro do bem patrimonial.</text:p>
      <text:p text:style-name="P239"/>
      <text:p text:style-name="P240">-Tipo de Autoria</text:p>
      <text:p text:style-name="P241">Campo em ordem alfabética, com a lista a seguir:</text:p>
      <text:p text:style-name="P242"><text:tab/><text:tab/>(pode-se escolher uma ou mais opções)</text:p>
      <text:p text:style-name="P243"><text:tab/><text:tab/>Agência</text:p>
      <text:p text:style-name="P244"><text:tab/><text:tab/>Autor</text:p>
      <text:p text:style-name="P245"><text:tab/><text:tab/>Autor Institucional</text:p>
      <text:p text:style-name="P246"><text:tab/><text:tab/>Co-autor</text:p>
      <text:p text:style-name="P247"><text:tab/><text:tab/>Compilador</text:p>
      <text:p text:style-name="P248"><text:tab/><text:tab/>Coordenador</text:p>
      <text:p text:style-name="P249"><text:tab/><text:tab/>Diretor</text:p>
      <text:p text:style-name="P250"><text:tab/><text:tab/>Editor</text:p>
      <text:p text:style-name="P251"><text:tab/><text:tab/>Entidade produtora</text:p>
      <text:p text:style-name="P252"><text:tab/><text:tab/>Entrevistador</text:p>
      <text:p text:style-name="P253"><text:tab/><text:tab/>Estudio</text:p>
      <text:p text:style-name="P254"><text:tab/><text:tab/>Fabricante</text:p>
      <text:p text:style-name="P255"><text:tab/><text:tab/>Figurinista</text:p>
      <text:p text:style-name="P256"><text:tab/><text:tab/>Fotografo</text:p>
      <text:p text:style-name="P257"><text:tab/><text:tab/>Ilustrador</text:p>
      <text:p text:style-name="P258"><text:tab/><text:tab/>Palestrante</text:p>
      <text:p text:style-name="P259"><text:tab/><text:tab/>Prefaciador</text:p>
      <text:p text:style-name="P260"><text:tab/><text:tab/>Organizador</text:p>
      <text:p text:style-name="P261"><text:tab/><text:tab/>Tradutor</text:p>
      <text:p text:style-name="P262"/>
      <text:p text:style-name="P263"/>
      <text:list text:style-name="LFO17" text:continue-numbering="true">
        <text:list-item>
          <text:p text:style-name="P264">Produção</text:p>
        </text:list-item>
      </text:list>
      <text:p text:style-name="P265"/>
      <text:p text:style-name="P266"><text:span text:style-name="T267"><text:tab/></text:span><text:span text:style-name="T268">Os itens abaixo devem ser do tipo campo editável, abrindo<text:s/></text:span><text:span text:style-name="T269">opção para escrita somente se selecionado.</text:span></text:p>
      <text:p text:style-name="P270"/>
      <text:list text:style-name="LFO18" text:continue-numbering="true">
        <text:list-item>
          <text:list>
            <text:list-item>
              <text:p text:style-name="P271">Local<text:s/><text:tab/></text:p>
            </text:list-item>
            <text:list-item>
              <text:p text:style-name="P272">Ano</text:p>
            </text:list-item>
            <text:list-item>
              <text:p text:style-name="P273">Edição e/ou Reimpressão</text:p>
            </text:list-item>
            <text:list-item>
              <text:p text:style-name="P274">Outras Responsabilidades</text:p>
            </text:list-item>
          </text:list>
        </text:list-item>
      </text:list>
      <text:p text:style-name="P275"/>
      <text:list text:style-name="LFO17" text:continue-numbering="true">
        <text:list-item>
          <text:p text:style-name="P276">Descrição</text:p>
        </text:list-item>
      </text:list>
      <text:p text:style-name="P277"/>
      <text:p text:style-name="P278"><text:tab/>4.1<text:tab/>Características Físicas e Técnicas Executivas</text:p>
      <text:p text:style-name="P279"><text:tab/><text:tab/>Campo editável</text:p>
      <text:p text:style-name="P280"><text:tab/><text:tab/></text:p>
      <text:p text:style-name="P281"><text:tab/><text:tab/>4.1.1 Bens Arquitetonicos</text:p>
      <text:p text:style-name="P282"><text:tab/><text:tab/></text:p>
      <text:p text:style-name="P283"><text:span text:style-name="T284"><text:tab/></text:span><text:span text:style-name="T285"><text:tab/></text:span><text:span text:style-name="T286">Condição Topográfica</text:span></text:p>
      <text:p text:style-name="P287"><text:tab/><text:tab/><text:tab/>Lista em<text:s/>ordem alfabética com as opções abaixo</text:p>
      <text:p text:style-name="P288"><text:tab/><text:tab/><text:tab/>Acidentada Suave</text:p>
      <text:p text:style-name="P289"><text:tab/><text:tab/><text:tab/>Acidentada Médio</text:p>
      <text:p text:style-name="P290"><text:tab/><text:tab/><text:tab/>Acidentada Abrubta</text:p>
      <text:p text:style-name="P291"><text:tab/><text:tab/><text:tab/>Plano</text:p>
      <text:p text:style-name="P292"><text:tab/><text:tab/></text:p>
      <text:p text:style-name="P293"><text:span text:style-name="T294"><text:tab/></text:span><text:span text:style-name="T295"><text:tab/></text:span><text:span text:style-name="T296">Uso</text:span></text:p>
      <text:p text:style-name="P297"><text:tab/><text:tab/><text:tab/>Lista em ordem alfabética com as opções abaixo, e com campo editável para especificar, caso a opção seja ''Outras''.</text:p>
      <text:soft-page-break/>
      <text:p text:style-name="P298"><text:tab/><text:tab/><text:tab/>Ferroviário</text:p>
      <text:p text:style-name="P299"><text:tab/><text:tab/><text:tab/>Habitacional</text:p>
      <text:p text:style-name="P300"><text:tab/><text:tab/><text:tab/>Produção</text:p>
      <text:p text:style-name="P301"><text:tab/><text:tab/><text:tab/>Religiosa</text:p>
      <text:p text:style-name="P302"><text:tab/><text:tab/><text:tab/>Outras</text:p>
      <text:p text:style-name="P303"/>
      <text:p text:style-name="P304"><text:span text:style-name="T305"><text:tab/></text:span><text:span text:style-name="T306"><text:tab/></text:span><text:span text:style-name="T307">Pavimentos</text:span></text:p>
      <text:p text:style-name="P308"><text:tab/><text:tab/><text:tab/>Nº de ambientes</text:p>
      <text:p text:style-name="P309"><text:tab/><text:tab/><text:tab/><text:tab/>Campo editável (O sistema deve aceitar apenas números)</text:p>
      <text:p text:style-name="P310"/>
      <text:p text:style-name="P311"><text:tab/><text:tab/><text:tab/>Nº de pavimentos</text:p>
      <text:p text:style-name="P312"><text:tab/><text:tab/><text:tab/><text:tab/>Campo editável (O sistema deve aceitar apenas números)</text:p>
      <text:p text:style-name="P313"/>
      <text:p text:style-name="P314"><text:span text:style-name="T315"><text:tab/></text:span><text:span text:style-name="T316"><text:tab/></text:span><text:span text:style-name="T317"><text:tab/></text:span><text:span text:style-name="T318">Alcova</text:span></text:p>
      <text:p text:style-name="P319"><text:tab/><text:tab/><text:tab/><text:tab/>Tipo Checkbox<text:tab/>Sim - <text:s/>Não</text:p>
      <text:p text:style-name="P320"/>
      <text:p text:style-name="P321"><text:span text:style-name="T322"><text:tab/></text:span><text:span text:style-name="T323"><text:tab/></text:span><text:span text:style-name="T324"><text:tab/></text:span><text:span text:style-name="T325">Porão</text:span></text:p>
      <text:p text:style-name="P326"><text:tab/><text:tab/><text:tab/><text:tab/>Tipo Checkbox<text:tab/>Sim - <text:s/>Não</text:p>
      <text:p text:style-name="P327"/>
      <text:p text:style-name="P328"><text:span text:style-name="T329"><text:tab/></text:span><text:span text:style-name="T330"><text:tab/></text:span><text:span text:style-name="T331"><text:tab/></text:span><text:span text:style-name="T332">Sótão</text:span></text:p>
      <text:p text:style-name="P333"><text:tab/><text:tab/><text:tab/><text:tab/>Tipo Checkbox<text:tab/>Sim - <text:s/>Não</text:p>
      <text:p text:style-name="P334"/>
      <text:p text:style-name="P335"><text:tab/><text:tab/><text:tab/>Outros</text:p>
      <text:p text:style-name="P336"><text:tab/><text:tab/><text:tab/><text:tab/>Campo editável</text:p>
      <text:p text:style-name="P337"><text:tab/><text:tab/><text:tab/></text:p>
      <text:p text:style-name="P338"><text:tab/>4.1.2<text:s/><text:tab/>Bens Naturais</text:p>
      <text:p text:style-name="P339"/>
      <text:p text:style-name="P340"><text:span text:style-name="T341"><text:tab/></text:span><text:span text:style-name="T342"><text:tab/></text:span><text:span text:style-name="T343">Relevo</text:span></text:p>
      <text:p text:style-name="P344"><text:tab/><text:tab/>Lista em ordem alfabética com as opções abaixo</text:p>
      <text:p text:style-name="P345"><text:tab/><text:tab/><text:tab/>Acidentada Suave</text:p>
      <text:p text:style-name="P346"><text:tab/><text:tab/><text:tab/>Acidentada Médio</text:p>
      <text:p text:style-name="P347"><text:tab/><text:tab/><text:tab/>Acidentada<text:s/>Abrubta</text:p>
      <text:p text:style-name="P348"><text:tab/><text:tab/><text:tab/>Plano</text:p>
      <text:p text:style-name="P349"/>
      <text:p text:style-name="P350"><text:span text:style-name="T351"><text:tab/></text:span><text:span text:style-name="T352"><text:tab/></text:span><text:span text:style-name="T353">Características do Meio Antrópico</text:span></text:p>
      <text:p text:style-name="P354"><text:tab/><text:tab/><text:tab/>Campo editável</text:p>
      <text:p text:style-name="P355"/>
      <text:p text:style-name="P356"><text:span text:style-name="T357"><text:tab/></text:span><text:span text:style-name="T358"><text:tab/></text:span><text:span text:style-name="T359">Características Ambientais</text:span></text:p>
      <text:p text:style-name="P360"><text:tab/><text:tab/><text:tab/>Campo editável</text:p>
      <text:p text:style-name="P361"/>
      <text:p text:style-name="P362"/>
      <text:p text:style-name="P363"><text:tab/>4.1.3<text:tab/>Bens Arqueológicos</text:p>
      <text:p text:style-name="P364"/>
      <text:p text:style-name="P365"><text:span text:style-name="T366"><text:tab/></text:span><text:span text:style-name="T367"><text:tab/></text:span><text:span text:style-name="T368">Condição Topográfica</text:span></text:p>
      <text:p text:style-name="P369"><text:tab/><text:tab/>Lista em ordem alfabética com as opções abaixo</text:p>
      <text:p text:style-name="P370"><text:tab/><text:tab/><text:tab/>Acidentada Suave</text:p>
      <text:p text:style-name="P371"><text:tab/><text:tab/><text:tab/>Acidentada<text:s/>Médio</text:p>
      <text:p text:style-name="P372"><text:tab/><text:tab/><text:tab/>Acidentada Abrubta</text:p>
      <text:p text:style-name="P373"><text:tab/><text:tab/><text:tab/>Plano</text:p>
      <text:p text:style-name="P374"/>
      <text:p text:style-name="P375"><text:span text:style-name="T376"><text:tab/></text:span><text:span text:style-name="T377"><text:tab/></text:span><text:span text:style-name="T378">Sítio da Paisagem</text:span></text:p>
      <text:p text:style-name="P379"><text:tab/><text:tab/><text:tab/>Campo editável</text:p>
      <text:p text:style-name="P380"/>
      <text:soft-page-break/>
      <text:p text:style-name="P381"><text:span text:style-name="T382"><text:tab/></text:span><text:span text:style-name="T383"><text:tab/></text:span><text:span text:style-name="T384">Água Próxima</text:span></text:p>
      <text:p text:style-name="P385"><text:tab/><text:tab/><text:tab/>Campo editável</text:p>
      <text:p text:style-name="P386"/>
      <text:p text:style-name="P387"><text:span text:style-name="T388"><text:tab/></text:span><text:span text:style-name="T389"><text:tab/></text:span><text:span text:style-name="T390">Possui Vegetaçao</text:span></text:p>
      <text:p text:style-name="P391"><text:tab/><text:tab/><text:tab/>Campo editável</text:p>
      <text:p text:style-name="P392"/>
      <text:p text:style-name="P393"><text:span text:style-name="T394"><text:tab/></text:span><text:span text:style-name="T395"><text:tab/></text:span><text:span text:style-name="T396">Exposição</text:span></text:p>
      <text:p text:style-name="P397"><text:tab/><text:tab/>Lista em ordem alfabética com as opções abaixo</text:p>
      <text:p text:style-name="P398"><text:tab/><text:tab/><text:tab/>Céu Aberto</text:p>
      <text:p text:style-name="P399"><text:tab/><text:tab/><text:tab/>Abrigada</text:p>
      <text:p text:style-name="P400"><text:tab/><text:tab/><text:tab/>Submersa</text:p>
      <text:p text:style-name="P401"><text:tab/><text:tab/><text:tab/>Soterrada</text:p>
      <text:p text:style-name="P402"/>
      <text:p text:style-name="P403"><text:span text:style-name="T404"><text:tab/></text:span><text:span text:style-name="T405"><text:tab/></text:span><text:span text:style-name="T406">Uso Atual</text:span></text:p>
      <text:p text:style-name="P407"><text:tab/><text:tab/><text:tab/>Campo editável</text:p>
      <text:p text:style-name="P408"/>
      <text:p text:style-name="P409"><text:span text:style-name="T410"><text:tab/></text:span><text:span text:style-name="T411"><text:tab/></text:span><text:span text:style-name="T412">Outros</text:span></text:p>
      <text:p text:style-name="P413"><text:tab/><text:tab/><text:tab/>Campo editável</text:p>
      <text:p text:style-name="P414"/>
      <text:p text:style-name="P415"><text:span text:style-name="T416"><text:tab/></text:span><text:span text:style-name="T417"><text:tab/></text:span><text:span text:style-name="T418">Notas</text:span></text:p>
      <text:p text:style-name="P419"><text:tab/><text:tab/><text:tab/>Campo editável</text:p>
      <text:p text:style-name="P420"/>
      <text:p text:style-name="P421"><text:s text:c="4"/></text:p>
      <text:p text:style-name="P422"><text:s text:c="5"/>4.2 <text:s text:c="2"/>Dimensões e Quantificações</text:p>
      <text:p text:style-name="P423"><text:tab/>Campo editável</text:p>
      <text:p text:style-name="P424"/>
      <text:p text:style-name="P425"><text:s/><text:span text:style-name="T426">4.2.1 Medidas Gerais do Bem Arquitetônico</text:span></text:p>
      <text:p text:style-name="P427"><text:span text:style-name="T428"><text:s/></text:span><text:span text:style-name="T429"><text:tab/>Tipo campo editável, abrindo opção para escrita<text:s/></text:span><text:span text:style-name="T430">somente se selecionado.</text:span></text:p>
      <text:p text:style-name="P431"><text:tab/><text:tab/></text:p>
      <text:p text:style-name="P432"><text:tab/><text:tab/>Área Total</text:p>
      <text:p text:style-name="P433"><text:tab/><text:tab/>Altura fachada frontal</text:p>
      <text:p text:style-name="P434"><text:tab/><text:tab/>Altura fachada posterior</text:p>
      <text:p text:style-name="P435"><text:tab/><text:tab/>Largura</text:p>
      <text:p text:style-name="P436"><text:tab/><text:tab/>Profundidade</text:p>
      <text:p text:style-name="P437"><text:tab/><text:tab/>Altura da Cumeeira</text:p>
      <text:p text:style-name="P438"><text:tab/><text:tab/>Altura Total</text:p>
      <text:p text:style-name="P439"><text:tab/><text:tab/>Pé direito térreo</text:p>
      <text:p text:style-name="P440"><text:tab/><text:tab/>Pé direito tipo</text:p>
      <text:p text:style-name="P441"/>
      <text:p text:style-name="P442"><text:span text:style-name="T443"><text:tab/></text:span><text:span text:style-name="T444"><text:s/>4.2.2 Medidas Gerais do Bem Arqueológico</text:span></text:p>
      <text:p text:style-name="P445"><text:span text:style-name="T446"><text:tab/></text:span><text:span text:style-name="T447"><text:tab/>Tipo campo<text:s/></text:span><text:span text:style-name="T448">editável, abrindo opção para escrita somente se selecionado.</text:span></text:p>
      <text:p text:style-name="P449"><text:tab/><text:tab/></text:p>
      <text:p text:style-name="P450"><text:tab/><text:tab/>Área Total</text:p>
      <text:p text:style-name="P451"><text:tab/><text:tab/>Comprimento</text:p>
      <text:p text:style-name="P452"><text:tab/><text:tab/>Altura</text:p>
      <text:p text:style-name="P453"><text:tab/><text:tab/>Largura</text:p>
      <text:p text:style-name="P454"><text:tab/><text:tab/>Profundidade</text:p>
      <text:p text:style-name="P455"/>
      <text:p text:style-name="P456"><text:s text:c="4"/><text:tab/><text:s text:c="2"/>4.3 <text:s/>Conteúdo</text:p>
      <text:p text:style-name="P457"><text:tab/><text:tab/>Campo editável</text:p>
      <text:p text:style-name="P458"/>
      <text:p text:style-name="P459"><text:s text:c="6"/><text:tab/><text:s text:c="2"/>4.4 Meio de Acesso</text:p>
      <text:p text:style-name="P460"><text:tab/><text:tab/>Campo editável</text:p>
      <text:soft-page-break/>
      <text:p text:style-name="P461"><text:tab/></text:p>
      <text:p text:style-name="P462"/>
      <text:p text:style-name="P463"><text:s/><text:tab/>5. AudioVisual</text:p>
      <text:p text:style-name="P464"/>
      <text:p text:style-name="P465"><text:tab/>Campo para buscar uma<text:s/>imagem ou um vídeo para fazer upload</text:p>
      <text:p text:style-name="P466"><text:tab/>Deve ter opção ''Adicionar nova imagem/vídeo'', no caso em que se queira adicionar mais de uma<text:s/><text:tab/>imagem.</text:p>
      <text:p text:style-name="P467"/>
      <text:p text:style-name="P468"/>
      <text:p text:style-name="P469">Título</text:p>
      <text:p text:style-name="P470"><text:tab/><text:tab/>Campo editável</text:p>
      <text:p text:style-name="P471"/>
      <text:p text:style-name="P472"/>
      <text:p text:style-name="P473">Descrição</text:p>
      <text:p text:style-name="P474"><text:tab/><text:tab/>Campo editável <text:s text:c="2"/></text:p>
      <text:p text:style-name="P475"/>
      <text:p text:style-name="P476"/>
      <text:p text:style-name="P477">6. Diagnóstico e Intervenção</text:p>
      <text:p text:style-name="P478"/>
      <text:p text:style-name="P479"><text:tab/><text:tab/>6.1 Estado de<text:s/>Conservação e Preservação</text:p>
      <text:p text:style-name="P480"><text:tab/><text:tab/><text:tab/><text:tab/>Campo Editável</text:p>
      <text:p text:style-name="P481"><text:tab/><text:tab/></text:p>
      <text:p text:style-name="P482"><text:span text:style-name="T483"><text:tab/></text:span><text:span text:style-name="T484"><text:tab/></text:span><text:span text:style-name="T485"><text:tab/></text:span><text:span text:style-name="T486">Estado de Preservação</text:span></text:p>
      <text:p text:style-name="P487"><text:tab/><text:tab/><text:tab/><text:tab/>Lista em ordem alfabética com as opções abaixo</text:p>
      <text:p text:style-name="P488"><text:tab/><text:tab/><text:tab/><text:tab/>íntegro</text:p>
      <text:p text:style-name="P489"><text:tab/><text:tab/><text:tab/><text:tab/>pouco alterado</text:p>
      <text:p text:style-name="P490"><text:tab/><text:tab/><text:tab/><text:tab/>muito alterado</text:p>
      <text:p text:style-name="P491"><text:tab/><text:tab/><text:tab/><text:tab/>descaracterizado</text:p>
      <text:p text:style-name="P492"/>
      <text:p text:style-name="P493"><text:span text:style-name="T494"><text:tab/></text:span><text:span text:style-name="T495"><text:tab/></text:span><text:span text:style-name="T496"><text:tab/></text:span><text:span text:style-name="T497">Estado de Conservação</text:span></text:p>
      <text:p text:style-name="P498"><text:tab/><text:tab/><text:tab/><text:tab/>Lista em ordem alfabética com as opções abaixo</text:p>
      <text:p text:style-name="P499"><text:tab/><text:tab/><text:tab/><text:tab/>bom</text:p>
      <text:p text:style-name="P500"><text:tab/><text:tab/><text:tab/><text:tab/>precário</text:p>
      <text:p text:style-name="P501"><text:tab/><text:tab/><text:tab/><text:tab/>em arruinamento</text:p>
      <text:p text:style-name="P502"><text:tab/><text:tab/><text:tab/><text:tab/>arruinado</text:p>
      <text:p text:style-name="P503"/>
      <text:p text:style-name="P504"><text:tab/><text:tab/>6.2 Notas Estado de Conservação</text:p>
      <text:p text:style-name="P505"><text:tab/><text:tab/><text:tab/><text:tab/>Campo editável</text:p>
      <text:p text:style-name="P506"/>
      <text:p text:style-name="P507"><text:tab/><text:tab/>6.3 Intervenção no bem</text:p>
      <text:p text:style-name="P508"><text:tab/><text:tab/><text:tab/>Tipo checkbox<text:tab/>Sim – Não</text:p>
      <text:p text:style-name="P509"><text:tab/><text:tab/><text:tab/>Somente se o usuário escolher sim, os campos abaixo devem ser liberados<text:s/>para edição</text:p>
      <text:p text:style-name="P510"/>
      <text:p text:style-name="P511"><text:tab/><text:tab/><text:tab/><text:tab/></text:p>
      <text:p text:style-name="P512"><text:s text:c="5"/><text:tab/>Data da intervenção</text:p>
      <text:p text:style-name="P513"><text:s/><text:tab/><text:tab/>Campo editável</text:p>
      <text:p text:style-name="P514"><text:s/><text:tab/></text:p>
      <text:p text:style-name="P515"><text:s/><text:tab/>Responsável pela Intervenção</text:p>
      <text:p text:style-name="P516"><text:s/><text:tab/><text:tab/>Campo editável</text:p>
      <text:p text:style-name="P517"/>
      <text:p text:style-name="P518"><text:tab/>Descrição</text:p>
      <text:p text:style-name="P519"><text:tab/><text:tab/>Campo editável</text:p>
      <text:p text:style-name="P520"><text:tab/></text:p>
      <text:soft-page-break/>
      <text:p text:style-name="P521"><text:tab/>Opção para adicionar outra intervenção, caso haja mais de uma.</text:p>
      <text:p text:style-name="P522"/>
      <text:p text:style-name="P523">7. Condições de disponibilidade, uso e proteção</text:p>
      <text:p text:style-name="P524"/>
      <text:p text:style-name="P525">Disponibilidade:</text:p>
      <text:p text:style-name="P526">Lista em ordem alfabética com as opções abaixo</text:p>
      <text:p text:style-name="Standard"><text:span text:style-name="T527"><text:tab/></text:span><text:span text:style-name="T528"><text:tab/></text:span><text:span text:style-name="T529">Acervo (Estante, Reserva Técnica, etc);</text:span></text:p>
      <text:p text:style-name="Standard"><text:span text:style-name="T530"><text:tab/></text:span><text:span text:style-name="T531"><text:tab/></text:span><text:span text:style-name="T532">Evento (Exposição, Feira, etc);</text:span></text:p>
      <text:p text:style-name="Standard"><text:span text:style-name="T533"><text:tab/></text:span><text:span text:style-name="T534"><text:tab/></text:span><text:span text:style-name="T535">Exposição Permanente</text:span></text:p>
      <text:p text:style-name="Standard"><text:span text:style-name="T536"><text:tab/></text:span><text:span text:style-name="T537"><text:tab/></text:span><text:span text:style-name="T538">Empréstimo</text:span></text:p>
      <text:p text:style-name="Standard"><text:span text:style-name="T539"><text:tab/></text:span><text:span text:style-name="T540"><text:tab/></text:span><text:span text:style-name="T541">Restauro (Encadernação, Pequenos Consertos, etc).</text:span></text:p>
      <text:p text:style-name="Standard"><text:span text:style-name="T542"><text:tab/></text:span><text:span text:style-name="T543"><text:tab/></text:span><text:span text:style-name="T544">Baixa do Patrimônio</text:span></text:p>
      <text:p text:style-name="P545"><text:tab/></text:p>
      <text:p text:style-name="P546"><text:tab/><text:s/>Se opção no campo Disponibilidade for ''Acervo'', liberar essa opção para preenchimento</text:p>
      <text:p text:style-name="Standard"><text:span text:style-name="T547"><text:tab/></text:span><text:span text:style-name="T548">Condições de Acesso:</text:span></text:p>
      <text:p text:style-name="P549"><text:tab/>Tipo Checkbox<text:tab/></text:p>
      <text:p text:style-name="Standard"><text:span text:style-name="T550"><text:tab/></text:span><text:span text:style-name="T551"><text:tab/></text:span><text:span text:style-name="T552">Livre</text:span></text:p>
      <text:p text:style-name="Standard"><text:span text:style-name="T553"><text:tab/><text:s text:c="2"/></text:span><text:span text:style-name="T554"><text:tab/></text:span><text:span text:style-name="T555">Sob Consulta</text:span></text:p>
      <text:p text:style-name="P556"/>
      <text:p text:style-name="P557">Se opção no campo Disponibilidade for diferente de “Acervo” e “Baixa do Patrimônio”, liberar essa opção<text:s/>para preenchimento</text:p>
      <text:p text:style-name="P558">Data de Retorno:</text:p>
      <text:p text:style-name="P559"><text:tab/>Campo editável</text:p>
      <text:p text:style-name="P560"><text:tab/></text:p>
      <text:p text:style-name="Standard"><text:span text:style-name="T561"><text:tab/></text:span><text:span text:style-name="T562">Condições de Reprodução:</text:span></text:p>
      <text:p text:style-name="P563"><text:tab/>Tipo Checkbox<text:tab/></text:p>
      <text:p text:style-name="Standard"><text:span text:style-name="T564"><text:tab/></text:span><text:span text:style-name="T565"><text:tab/></text:span><text:span text:style-name="T566">Não</text:span></text:p>
      <text:p text:style-name="Standard"><text:span text:style-name="T567"><text:tab/><text:s text:c="2"/></text:span><text:span text:style-name="T568"><text:tab/></text:span><text:span text:style-name="T569">Sob Consulta</text:span></text:p>
      <text:p text:style-name="P570"><text:tab/></text:p>
      <text:p text:style-name="P571"><text:tab/>Notas sobre Uso e Aproveitamento</text:p>
      <text:p text:style-name="P572"><text:tab/><text:tab/>Campo editável</text:p>
      <text:p text:style-name="P573"/>
      <text:p text:style-name="Standard"><text:span text:style-name="T574"><text:tab/></text:span><text:span text:style-name="T575">Proteção:</text:span></text:p>
      <text:p text:style-name="P576"><text:tab/>Tipo Checkbox<text:tab/></text:p>
      <text:p text:style-name="P577"><text:tab/><text:tab/>Sim</text:p>
      <text:p text:style-name="Standard"><text:span text:style-name="T578"><text:tab/></text:span><text:span text:style-name="T579"><text:tab/></text:span><text:span text:style-name="T580">Não</text:span></text:p>
      <text:p text:style-name="Standard"><text:span text:style-name="T581"><text:tab/><text:s text:c="2"/></text:span><text:span text:style-name="T582"><text:tab/></text:span><text:span text:style-name="T583">Em Processo</text:span></text:p>
      <text:p text:style-name="P584"/>
      <text:p text:style-name="P585"><text:tab/><text:tab/>Caso a opção seja<text:s/>''Não'', não mostrar os campos abaixo</text:p>
      <text:p text:style-name="Standard"><text:span text:style-name="T586"><text:tab/></text:span><text:span text:style-name="T587"><text:tab/></text:span><text:span text:style-name="T588">Instituição:</text:span></text:p>
      <text:p text:style-name="P589"><text:tab/><text:tab/><text:tab/>Campo Editável</text:p>
      <text:p text:style-name="P590"><text:tab/></text:p>
      <text:p text:style-name="Standard"><text:span text:style-name="T591"><text:tab/></text:span><text:span text:style-name="T592"><text:tab/></text:span><text:span text:style-name="T593">Legislação/Número do Processo:</text:span></text:p>
      <text:p text:style-name="P594"><text:tab/><text:tab/><text:tab/><text:span text:style-name="T595">Campo Editável</text:span></text:p>
      <text:p text:style-name="Standard"/>
      <text:p text:style-name="P596"/>
      <text:p text:style-name="P597">8. Histórico e Procedência</text:p>
      <text:p text:style-name="P598"/>
      <text:p text:style-name="P599">Tipo de Aquisição:</text:p>
      <text:p text:style-name="P600">Lista em ordem alfabética com as opções abaixo</text:p>
      <text:p text:style-name="P601">Compra</text:p>
      <text:p text:style-name="Standard"><text:tab/><text:tab/><text:span text:style-name="T602">Permuta</text:span></text:p>
      <text:p text:style-name="Standard"><text:tab/><text:tab/><text:span text:style-name="T603">Doação<text:s/></text:span><text:span text:style-name="T604">Institucional</text:span></text:p>
      <text:soft-page-break/>
      <text:p text:style-name="P605"><text:tab/><text:tab/>Doação Pessoal</text:p>
      <text:p text:style-name="P606"><text:tab/><text:tab/>Comodato</text:p>
      <text:p text:style-name="P607"/>
      <text:p text:style-name="P608"/>
      <text:p text:style-name="P609">Valor Venal da Época da Transação:</text:p>
      <text:p text:style-name="P610"><text:s/><text:tab/>Campo editável</text:p>
      <text:p text:style-name="P611"/>
      <text:p text:style-name="P612">Dados do Documento de Aquisição:</text:p>
      <text:p text:style-name="P613"><text:tab/>Campo editável</text:p>
      <text:p text:style-name="P614"/>
      <text:p text:style-name="P615">Primeiro Proprietário</text:p>
      <text:p text:style-name="P616"><text:tab/>Campo editável</text:p>
      <text:p text:style-name="P617"/>
      <text:p text:style-name="P618">Histórico</text:p>
      <text:p text:style-name="P619"><text:tab/>Campo editável</text:p>
      <text:p text:style-name="P620"/>
      <text:p text:style-name="P621">Instrimentos de Pesquisa</text:p>
      <text:p text:style-name="P622"><text:tab/>Campo editável</text:p>
      <text:p text:style-name="P623"/>
      <text:p text:style-name="P624"/>
      <text:p text:style-name="P625">9. Assuntos e Descritores</text:p>
      <text:p text:style-name="P626"/>
      <text:p text:style-name="P627">9.1<text:tab/>Descritor</text:p>
      <text:p text:style-name="P628">Campo editável com a seguinte Descrição antes de ser preenchido</text:p>
      <text:p text:style-name="P629"><text:span text:style-name="T630"><text:s/>Descrição: '' Termos controlados, retirados de um vocabulário pré-definido, que traduzem o conteúdo temático do bem patrimonial. Limite de 5 palavras<text:s/></text:span><text:span text:style-name="T631">chave''</text:span></text:p>
      <text:p text:style-name="P632"/>
      <text:p text:style-name="P633">Limitar até cinco palavra chave para cada bem patrimonial.</text:p>
      <text:p text:style-name="P634"/>
      <text:p text:style-name="P635">9.2<text:tab/>Assunto</text:p>
      <text:p text:style-name="P636">Campo editável com a seguinte Descrição antes de ser preenchido</text:p>
      <text:p text:style-name="P637">Descrição: palavras-chave que traduzem o conteúdo temático do bem patrimonial</text:p>
      <text:p text:style-name="P638"/>
      <text:p text:style-name="P639"/>
      <text:p text:style-name="P640">10. Fonte de Informação</text:p>
      <text:p text:style-name="P641"/>
      <text:p text:style-name="P642"><text:tab/><text:tab/>Campo editável com opção de abrir novos campos para mais de uma fonte.</text:p>
      <text:p text:style-name="P643"/>
      <text:p text:style-name="P644">11. Responsável pela Pesquisa</text:p>
      <text:p text:style-name="P645"/>
      <text:p text:style-name="P646"><text:tab/>Os Campos Abaixo são do tipo editáveis, com opção de adiconar mais de um responsável pela<text:s/><text:tab/>pesquisa</text:p>
      <text:p text:style-name="P647"/>
      <text:p text:style-name="P648">12.1<text:tab/>Nome</text:p>
      <text:p text:style-name="P649">12.2<text:tab/>Data</text:p>
      <text:p text:style-name="P650">12.3<text:tab/>Notas do Pesquisador</text:p>
      <text:p text:style-name="P651"/>
      <text:p text:style-name="P652"><text:tab/></text:p>
      <text:p text:style-name="P653"/>
      <text:p text:style-name="P654"/>
      <text:p text:style-name="P655"/>
      <text:p text:style-name="P656"/>
      <text:p text:style-name="P6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style:font-name="Times New Roman"/>
    </style:style>
    <style:style style:name="WW_CharLFO15LVL1" style:family="text">
      <style:text-properties fo:font-size="10pt" style:font-size-asian="10pt" style:font-size-complex="10pt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fo:font-size="10pt" style:font-size-asian="10pt" style:font-size-complex="10pt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10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8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Mariana Casuscelli Groppa</meta:initial-creator>
    <dc:creator>Mariana Groppa</dc:creator>
    <meta:creation-date>2010-06-10T16:16:00Z</meta:creation-date>
    <dc:date>2014-10-09T01:20:00Z</dc:date>
    <meta:template xlink:href="Normal" xlink:type="simple"/>
    <meta:editing-cycles>6</meta:editing-cycles>
    <meta:editing-duration>PT33480S</meta:editing-duration>
    <meta:document-statistic meta:page-count="10" meta:paragraph-count="26" meta:word-count="2107" meta:character-count="13465" meta:row-count="94" meta:non-whitespace-character-count="11384"/>
  </office:meta>
</office:document-meta>
</file>